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25a3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hakchouka au Chèvre Frais</text:h>
      <text:h text:style-name="Heading_20_4" text:outline-level="4">&lt;650 Kcal, Végétarien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30-40 min</text:p>
        </text:list-item>
        <text:list-item>
          <text:p text:style-name="P2"><text:span text:style-name="Strong_20_Emphasis">À table dans</text:span>: 35-50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4">Wok ou sauteuse avec couvercl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5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7"><text:span text:style-name="Strong_20_Emphasis">Gousse d'ail</text:span> : 2 pièce(s)</text:p>
        </text:list-item>
        <text:list-item>
          <text:p text:style-name="P7"><text:span text:style-name="Strong_20_Emphasis">Oignon</text:span> : 1 pièce(s)</text:p>
        </text:list-item>
        <text:list-item>
          <text:p text:style-name="P7"><text:span text:style-name="Strong_20_Emphasis">Persil</text:span> : 1/2 sachet(s)</text:p>
        </text:list-item>
        <text:list-item>
          <text:p text:style-name="P7"><text:span text:style-name="Strong_20_Emphasis">Poivrons grillés</text:span> : 90 g</text:p>
        </text:list-item>
        <text:list-item>
          <text:p text:style-name="P7"><text:span text:style-name="Strong_20_Emphasis">Paprika en poudre</text:span> : 1/2 sachet(s)</text:p>
        </text:list-item>
        <text:list-item>
          <text:p text:style-name="P7"><text:span text:style-name="Strong_20_Emphasis">Chair de tomates</text:span> : 1 paquet(s)</text:p>
        </text:list-item>
        <text:list-item>
          <text:p text:style-name="P7"><text:span text:style-name="Strong_20_Emphasis">Fromage de chèvre frais</text:span> : 100 g</text:p>
        </text:list-item>
        <text:list-item>
          <text:p text:style-name="P6"><text:span text:style-name="Strong_20_Emphasis">Petit pain</text:span> : 2 pièce(s)</text:p>
        </text:list-item>
      </text:list>
      <text:h text:style-name="Heading_20_4" text:outline-level="4">À ajouter vous-même :</text:h>
      <text:list text:style-name="L5">
        <text:list-item>
          <text:p text:style-name="P9"><text:span text:style-name="Strong_20_Emphasis">Huile d'olive</text:span> : 1 cs</text:p>
        </text:list-item>
        <text:list-item>
          <text:p text:style-name="P9"><text:span text:style-name="Strong_20_Emphasis">Sucre</text:span> : 1 cc</text:p>
        </text:list-item>
        <text:list-item>
          <text:p text:style-name="P9"><text:span text:style-name="Strong_20_Emphasis">Cube de bouillon de légumes</text:span> : 1/2 pièce(s)</text:p>
        </text:list-item>
        <text:list-item>
          <text:p text:style-name="P9"><text:span text:style-name="Strong_20_Emphasis">Œuf</text:span> : 4 pièce(s)</text:p>
        </text:list-item>
        <text:list-item>
          <text:p text:style-name="P8"><text:span text:style-name="Strong_20_Emphasis">Poivre et sel</text:span> : selon votre goût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6">
        <text:list-item>
          <text:p text:style-name="P11"><text:span text:style-name="Strong_20_Emphasis">Énergie (kJ/kcal)</text:span> : 2527/604</text:p>
        </text:list-item>
        <text:list-item>
          <text:p text:style-name="P11"><text:span text:style-name="Strong_20_Emphasis">Lipides total (g)</text:span> : 30</text:p>
        </text:list-item>
        <text:list-item>
          <text:p text:style-name="P11"><text:span text:style-name="Strong_20_Emphasis">Dont saturés (g)</text:span> : 12,8</text:p>
        </text:list-item>
        <text:list-item>
          <text:p text:style-name="P11"><text:span text:style-name="Strong_20_Emphasis">Glucides (g)</text:span> : 51</text:p>
        </text:list-item>
        <text:list-item>
          <text:p text:style-name="P11"><text:soft-page-break/><text:span text:style-name="Strong_20_Emphasis">Dont sucres (g)</text:span> : 17,8</text:p>
        </text:list-item>
        <text:list-item>
          <text:p text:style-name="P11"><text:span text:style-name="Strong_20_Emphasis">Fibres (g)</text:span> : 7</text:p>
        </text:list-item>
        <text:list-item>
          <text:p text:style-name="P11"><text:span text:style-name="Strong_20_Emphasis">Protéines (g)</text:span> : 30</text:p>
        </text:list-item>
        <text:list-item>
          <text:p text:style-name="P10"><text:span text:style-name="Strong_20_Emphasis">Sel (g)</text:span> : 4,6</text:p>
        </text:list-item>
      </text:list>
      <text:p text:style-name="Text_20_body"><text:span text:style-name="Strong_20_Emphasis">Pour 100 g :</text:span></text:p>
      <text:list text:style-name="L7">
        <text:list-item>
          <text:p text:style-name="P13"><text:span text:style-name="Strong_20_Emphasis">Énergie (kJ/kcal)</text:span> : 502/120</text:p>
        </text:list-item>
        <text:list-item>
          <text:p text:style-name="P13"><text:span text:style-name="Strong_20_Emphasis">Lipides total (g)</text:span> : 6</text:p>
        </text:list-item>
        <text:list-item>
          <text:p text:style-name="P13"><text:span text:style-name="Strong_20_Emphasis">Dont saturés (g)</text:span> : 2,5</text:p>
        </text:list-item>
        <text:list-item>
          <text:p text:style-name="P13"><text:span text:style-name="Strong_20_Emphasis">Glucides (g)</text:span> : 10</text:p>
        </text:list-item>
        <text:list-item>
          <text:p text:style-name="P13"><text:span text:style-name="Strong_20_Emphasis">Dont sucres (g)</text:span> : 3,5</text:p>
        </text:list-item>
        <text:list-item>
          <text:p text:style-name="P13"><text:span text:style-name="Strong_20_Emphasis">Fibres (g)</text:span> : 1</text:p>
        </text:list-item>
        <text:list-item>
          <text:p text:style-name="P13"><text:span text:style-name="Strong_20_Emphasis">Protéines (g)</text:span> : 6</text:p>
        </text:list-item>
        <text:list-item>
          <text:p text:style-name="P12"><text:span text:style-name="Strong_20_Emphasis">Sel (g)</text:span> : 0,9</text:p>
        </text:list-item>
      </text:list>
      <text:p text:style-name="Horizontal_20_Line"/>
      <text:h text:style-name="Heading_20_3" text:outline-level="3">Préparation :</text:h>
      <text:h text:style-name="Heading_20_4" text:outline-level="4">Étape 1 : Préparer les ingrédients</text:h>
      <text:list text:style-name="L8">
        <text:list-item>
          <text:p text:style-name="P15"><text:span text:style-name="Strong_20_Emphasis">Préchauffez</text:span> le four à 210°C (190°C chaleur tournante).</text:p>
        </text:list-item>
        <text:list-item>
          <text:p text:style-name="P15"><text:span text:style-name="Strong_20_Emphasis">Ciselez</text:span> l'ail et l'oignon. Effeuillez et hachez le persil.</text:p>
        </text:list-item>
        <text:list-item>
          <text:p text:style-name="P14"><text:span text:style-name="Strong_20_Emphasis">Coupez</text:span> les poivrons grillés en lanières.</text:p>
        </text:list-item>
      </text:list>
      <text:h text:style-name="Heading_20_4" text:outline-level="4">Étape 2 : Cuire les légumes</text:h>
      <text:list text:style-name="L9">
        <text:list-item>
          <text:p text:style-name="P17"><text:span text:style-name="Strong_20_Emphasis">Faites chauffer</text:span> un filet d'huile d'olive dans un wok ou une sauteuse et faites-y revenir l'oignon, l'ail et les poivrons grillés pendant 2 min à feu moyen-vif.</text:p>
        </text:list-item>
        <text:list-item>
          <text:p text:style-name="P17"><text:span text:style-name="Strong_20_Emphasis">Ajoutez</text:span> le paprika, la chair de tomates et la moitié du persil. Ajoutez également 1/2 cc de sucre par personne pour casser l'acidité de la tomate.</text:p>
        </text:list-item>
        <text:list-item>
          <text:p text:style-name="P16"><text:span text:style-name="Strong_20_Emphasis">Versez</text:span> 30 ml d'eau par personne dans le wok et émiettez le cube de bouillon de légumes par-dessus. Portez à ébullition tout en remuant, puis laissez mijoter 5 min à couvert à feu moyen-vif. Salez et poivrez.</text:p>
        </text:list-item>
      </text:list>
      <text:h text:style-name="Heading_20_4" text:outline-level="4">Étape 3 : Cuire les œufs</text:h>
      <text:list text:style-name="L10">
        <text:list-item>
          <text:p text:style-name="P19"><text:span text:style-name="Strong_20_Emphasis">Faites</text:span> un petit cratère dans le mélange de légumes pour chaque œuf, puis cassez-les dans les cratères. Salez et poivrez.</text:p>
        </text:list-item>
        <text:list-item>
          <text:p text:style-name="P19"><text:span text:style-name="Strong_20_Emphasis">Émiettez</text:span> le chèvre frais sur l'ensemble, couvrez et laissez cuire les œufs pendant 5-6 min.</text:p>
        </text:list-item>
        <text:list-item>
          <text:p text:style-name="P18">Lorsqu'il reste 3 min de cuisson, retirez le couvercle et augmentez un peu le feu pour faire évaporer l'excédent d'eau.</text:p>
        </text:list-item>
      </text:list>
      <text:h text:style-name="Heading_20_4" text:outline-level="4">CONSEIL :</text:h>
      <text:p text:style-name="Text_20_body">La cuisson des œufs dépend de votre ustensile de cuisson. Elle sera plus longue avec un wok profond à bord haut, contrairement à une sauteuse à bord plus bas.</text:p>
      <text:h text:style-name="Heading_20_4" text:outline-level="4">Étape 4 : Enfourner les pains</text:h>
      <text:list text:style-name="L11">
        <text:list-item>
          <text:p text:style-name="P20">Pendant ce temps, placez les petits pains sur une grille et enfournez-les environ 5 min, ou <text:soft-page-break/>jusqu'à ce qu'ils soient dorés.</text:p>
        </text:list-item>
      </text:list>
      <text:h text:style-name="Heading_20_4" text:outline-level="4">Étape 5 : Servir</text:h>
      <text:list text:style-name="L12">
        <text:list-item>
          <text:p text:style-name="P22"><text:span text:style-name="Strong_20_Emphasis">Servez</text:span> la chakchouka dans des assiettes.</text:p>
        </text:list-item>
        <text:list-item>
          <text:p text:style-name="P21"><text:span text:style-name="Strong_20_Emphasis">Garnissez</text:span> du reste de persil et présentez le pain en accompagnement.</text:p>
        </text:list-item>
      </text:list>
      <text:p text:style-name="Horizontal_20_Line"/>
      <text:h text:style-name="Heading_20_3" text:outline-level="3"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20:23:51.539626458</dc:date>
    <meta:editing-duration>PT2H31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65" meta:word-count="537" meta:character-count="2768" meta:non-whitespace-character-count="2341"/>
  </office:meta>
</office:document-meta>
</file>